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252in" fo:margin-bottom="0.1252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17">
      <style:paragraph-properties fo:margin-left="0.5in" fo:margin-right="0in" fo:margin-top="0.0252in" fo:margin-bottom="0.0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36">
      <style:paragraph-properties fo:margin-left="0.5in" fo:margin-right="0in" fo:margin-top="0.0252in" fo:margin-bottom="0.0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5">
      <style:paragraph-properties fo:margin-left="0.5in" fo:margin-right="0in" fo:margin-top="0.0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18">
      <style:paragraph-properties fo:margin-left="0.5in" fo:margin-right="0in" fo:margin-top="0.0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30">
      <style:paragraph-properties fo:margin-left="0.5in" fo:margin-right="0in" fo:margin-top="0.0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23">
      <style:paragraph-properties fo:margin-left="0.5in" fo:margin-right="0in" fo:margin-top="0.0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12">
      <style:paragraph-properties fo:margin-left="0.5in" fo:margin-right="0in" fo:margin-top="0.0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2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1" style:family="paragraph" style:parent-style-name="Standard" style:list-style-name="WWNum5">
      <style:paragraph-properties fo:margin-left="0.5in" fo:margin-right="0in" fo:margin-top="0in" fo:margin-bottom="0.0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2" style:family="paragraph" style:parent-style-name="Standard" style:list-style-name="WWNum18">
      <style:paragraph-properties fo:margin-left="0.5in" fo:margin-right="0in" fo:margin-top="0in" fo:margin-bottom="0.0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3" style:family="paragraph" style:parent-style-name="Standard" style:list-style-name="WWNum30">
      <style:paragraph-properties fo:margin-left="0.5in" fo:margin-right="0in" fo:margin-top="0in" fo:margin-bottom="0.0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4" style:family="paragraph" style:parent-style-name="Standard" style:list-style-name="WWNum23">
      <style:paragraph-properties fo:margin-left="0.5in" fo:margin-right="0in" fo:margin-top="0in" fo:margin-bottom="0.0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12">
      <style:paragraph-properties fo:margin-left="0.5in" fo:margin-right="0in" fo:margin-top="0in" fo:margin-bottom="0.0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6" style:family="paragraph" style:parent-style-name="Standard" style:list-style-name="WWNum10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7" style:family="paragraph" style:parent-style-name="Standard" style:list-style-name="WWNum13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8" style:family="paragraph" style:parent-style-name="Standard" style:list-style-name="WWNum21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9" style:family="paragraph" style:parent-style-name="Standard" style:list-style-name="WWNum19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0" style:family="paragraph" style:parent-style-name="Standard" style:list-style-name="WWNum20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1" style:family="paragraph" style:parent-style-name="Standard" style:list-style-name="WWNum31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2" style:family="paragraph" style:parent-style-name="Standard" style:list-style-name="WWNum6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3" style:family="paragraph" style:parent-style-name="Standard" style:list-style-name="WWNum2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4" style:family="paragraph" style:parent-style-name="Standard" style:list-style-name="WWNum24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5" style:family="paragraph" style:parent-style-name="Standard" style:list-style-name="WWNum1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6" style:family="paragraph" style:parent-style-name="Standard" style:list-style-name="WWNum25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7" style:family="paragraph" style:parent-style-name="Standard" style:list-style-name="WWNum3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8" style:family="paragraph" style:parent-style-name="Standard" style:list-style-name="WWNum26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9" style:family="paragraph" style:parent-style-name="Standard" style:list-style-name="WWNum27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0" style:family="paragraph" style:parent-style-name="Standard" style:list-style-name="WWNum15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1" style:family="paragraph" style:parent-style-name="Standard" style:list-style-name="WWNum34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2" style:family="paragraph" style:parent-style-name="Standard" style:list-style-name="WWNum33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3" style:family="paragraph" style:parent-style-name="Standard" style:list-style-name="WWNum7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4" style:family="paragraph" style:parent-style-name="Standard" style:list-style-name="WWNum14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5" style:family="paragraph" style:parent-style-name="Standard" style:list-style-name="WWNum8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6" style:family="paragraph" style:parent-style-name="Standard" style:list-style-name="WWNum22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7" style:family="paragraph" style:parent-style-name="Standard" style:list-style-name="WWNum9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8" style:family="paragraph" style:parent-style-name="Standard" style:list-style-name="WWNum35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9" style:family="paragraph" style:parent-style-name="Standard" style:list-style-name="WWNum16">
      <style:paragraph-properties fo:margin-left="0.5in" fo:margin-right="0in" fo:margin-top="0.1252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0" style:family="paragraph" style:parent-style-name="Standard" style:list-style-name="WWNum10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1" style:family="paragraph" style:parent-style-name="Standard" style:list-style-name="WWNum13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2" style:family="paragraph" style:parent-style-name="Standard" style:list-style-name="WWNum21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3" style:family="paragraph" style:parent-style-name="Standard" style:list-style-name="WWNum19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4" style:family="paragraph" style:parent-style-name="Standard" style:list-style-name="WWNum20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5" style:family="paragraph" style:parent-style-name="Standard" style:list-style-name="WWNum31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6" style:family="paragraph" style:parent-style-name="Standard" style:list-style-name="WWNum6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7" style:family="paragraph" style:parent-style-name="Standard" style:list-style-name="WWNum2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8" style:family="paragraph" style:parent-style-name="Standard" style:list-style-name="WWNum24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9" style:family="paragraph" style:parent-style-name="Standard" style:list-style-name="WWNum1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0" style:family="paragraph" style:parent-style-name="Standard" style:list-style-name="WWNum25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1" style:family="paragraph" style:parent-style-name="Standard" style:list-style-name="WWNum3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2" style:family="paragraph" style:parent-style-name="Standard" style:list-style-name="WWNum26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3" style:family="paragraph" style:parent-style-name="Standard" style:list-style-name="WWNum27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4" style:family="paragraph" style:parent-style-name="Standard" style:list-style-name="WWNum15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5" style:family="paragraph" style:parent-style-name="Standard" style:list-style-name="WWNum34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6" style:family="paragraph" style:parent-style-name="Standard" style:list-style-name="WWNum33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7" style:family="paragraph" style:parent-style-name="Standard" style:list-style-name="WWNum7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8" style:family="paragraph" style:parent-style-name="Standard" style:list-style-name="WWNum14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9" style:family="paragraph" style:parent-style-name="Standard" style:list-style-name="WWNum8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0" style:family="paragraph" style:parent-style-name="Standard" style:list-style-name="WWNum22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1" style:family="paragraph" style:parent-style-name="Standard" style:list-style-name="WWNum9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2" style:family="paragraph" style:parent-style-name="Standard" style:list-style-name="WWNum35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3" style:family="paragraph" style:parent-style-name="Standard" style:list-style-name="WWNum16">
      <style:paragraph-properties fo:margin-left="0.5in" fo:margin-right="0in" fo:margin-top="0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4" style:family="paragraph" style:parent-style-name="Standard" style:list-style-name="WWNum11">
      <style:paragraph-properties fo:margin-left="0.5in" fo:margin-right="0in" fo:margin-top="0.1252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5" style:family="paragraph" style:parent-style-name="Standard" style:list-style-name="WWNum32">
      <style:paragraph-properties fo:margin-left="0.5in" fo:margin-right="0in" fo:margin-top="0.1252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6" style:family="paragraph" style:parent-style-name="Standard" style:list-style-name="WWNum29">
      <style:paragraph-properties fo:margin-left="0.5in" fo:margin-right="0in" fo:margin-top="0.1252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7" style:family="paragraph" style:parent-style-name="Standard" style:list-style-name="WWNum28">
      <style:paragraph-properties fo:margin-left="0.5in" fo:margin-right="0in" fo:margin-top="0.1252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8" style:family="paragraph" style:parent-style-name="Standard" style:list-style-name="WWNum4">
      <style:paragraph-properties fo:margin-left="0.5in" fo:margin-right="0in" fo:margin-top="0.1252in" fo:margin-bottom="0.1252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9" style:family="paragraph" style:parent-style-name="Heading_20_2">
      <style:paragraph-properties fo:margin-left="0in" fo:margin-right="0in" fo:text-indent="0in" style:auto-text-indent="false">
        <style:tab-stops>
          <style:tab-stop style:position="6.3752in" style:type="right"/>
        </style:tab-stops>
      </style:paragraph-properties>
    </style:style>
    <style:style style:name="P90" style:family="paragraph" style:parent-style-name="Heading_20_3" style:master-page-name="Standard">
      <style:paragraph-properties style:page-number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90"><text:bookmark text:name="30j0zll"/>Tuesday, January 3</text:p>
        <text:p text:style-name="P1"><text:span text:style-name="T1">Fort Lauderdale, Florida, US</text:span><text:bookmark text:name="1fob9te"/></text:p>
        <text:p text:style-name="Heading_20_3">Thursday, January 5</text:p>
        <text:p text:style-name="P1"><text:span text:style-name="T1">Georgetown, Cayman Islands</text:span></text:p>
        <text:list xml:id="list3506885058" text:style-name="WWNum17">
          <text:list-item>
            <text:p text:style-name="P2"><text:span text:style-name="T1">taste of Cayman $70</text:span><text:bookmark text:name="3znysh7"/></text:p>
          </text:list-item>
        </text:list>
        <text:p text:style-name="Heading_20_3">Saturday, January 7</text:p>
        <text:p text:style-name="P1"><text:span text:style-name="T1">Puerto Limon (San Jose), Costa Rica</text:span></text:p>
        <text:list xml:id="list3211268907" text:style-name="WWNum5">
          <text:list-item>
            <text:p text:style-name="P4"><text:span text:style-name="T1">a day tour $100</text:span></text:p>
          </text:list-item>
          <text:list-item>
            <text:p text:style-name="P9"><text:span text:style-name="T1">train and canals $100</text:span></text:p>
          </text:list-item>
          <text:list-item>
            <text:p text:style-name="P9"><text:span text:style-name="T1">plant and coutryside $50</text:span></text:p>
          </text:list-item>
          <text:list-item>
            <text:p text:style-name="P9"><text:span text:style-name="T1">Meet the sloths $120</text:span></text:p>
          </text:list-item>
          <text:list-item>
            <text:p text:style-name="P9"><text:span text:style-name="T1">bus &amp; rainforest $85</text:span></text:p>
          </text:list-item>
          <text:list-item>
            <text:p text:style-name="P9"><text:span text:style-name="T1">Macaw sanctuary Miriam! $140</text:span></text:p>
          </text:list-item>
          <text:list-item>
            <text:p text:style-name="P31"><text:span text:style-name="T1">various others</text:span><text:bookmark text:name="2et92p0"/></text:p>
          </text:list-item>
        </text:list>
        <text:p text:style-name="Heading_20_3">Sunday, January 8</text:p>
        <text:p text:style-name="P1"><text:span text:style-name="T1">Enter Panama Canal Cristobal</text:span></text:p>
        <text:p text:style-name="P1"><text:span text:style-name="T1">Cruising Panama Canal</text:span></text:p>
        <text:p text:style-name="P1"><text:span text:style-name="T1">Exit Panama Canal Balboa</text:span></text:p>
        <text:p text:style-name="P1"><text:span text:style-name="T1">Fuerte Amador, Panama</text:span><text:bookmark text:name="tyjcwt"/></text:p>
        <text:p text:style-name="Heading_20_3">Monday, January 9</text:p>
        <text:p text:style-name="P1"><text:soft-page-break/><text:span text:style-name="T1">Fuerte Amador, Panama</text:span></text:p>
        <text:list xml:id="list2401977574" text:style-name="WWNum36">
          <text:list-item>
            <text:p text:style-name="P3"><text:span text:style-name="T1">from $90 and up 17 excursions</text:span><text:bookmark text:name="3dy6vkm"/></text:p>
          </text:list-item>
        </text:list>
        <text:p text:style-name="Heading_20_3">Wednesday, January 11</text:p>
        <text:p text:style-name="P1"><text:span text:style-name="T1">Manta, Ecuador</text:span></text:p>
        <text:list xml:id="list527393365" text:style-name="WWNum18">
          <text:list-item>
            <text:p text:style-name="P5"><text:span text:style-name="T1">7 tours</text:span></text:p>
          </text:list-item>
          <text:list-item>
            <text:p text:style-name="P10"><text:span text:style-name="T1">best of Manta $100</text:span></text:p>
          </text:list-item>
          <text:list-item>
            <text:p text:style-name="P32"><text:span text:style-name="T1">Galapagos and Machu Piccu $6,900</text:span><text:bookmark text:name="1t3h5sf"/></text:p>
          </text:list-item>
        </text:list>
        <text:p text:style-name="Heading_20_3">Thursday, January 12<text:bookmark text:name="4d34og8"/></text:p>
        <text:p text:style-name="Heading_20_3">Friday, January 13</text:p>
        <text:p text:style-name="P1"><text:span text:style-name="T1">Callao (Lima), Peru</text:span></text:p>
        <text:list xml:id="list4292736236" text:style-name="WWNum30">
          <text:list-item>
            <text:p text:style-name="P6"><text:span text:style-name="T1">5 tours</text:span></text:p>
          </text:list-item>
          <text:list-item>
            <text:p text:style-name="P11"><text:span text:style-name="T1">easy Lima $50</text:span></text:p>
          </text:list-item>
          <text:list-item>
            <text:p text:style-name="P33"><text:span text:style-name="T1">easy Lima &amp; Indian market $100</text:span><text:bookmark text:name="2s8eyo1"/></text:p>
          </text:list-item>
        </text:list>
        <text:p text:style-name="Heading_20_3">Saturday, January 14</text:p>
        <text:p text:style-name="P1"><text:span text:style-name="T1">Callao (Lima), Peru</text:span></text:p>
        <text:list xml:id="list2887446484" text:style-name="WWNum23">
          <text:list-item>
            <text:p text:style-name="P7"><text:span text:style-name="T1">14 tours</text:span></text:p>
          </text:list-item>
          <text:list-item>
            <text:p text:style-name="P12"><text:span text:style-name="T1">Walk through Plaza de Armas $60</text:span></text:p>
          </text:list-item>
          <text:list-item>
            <text:p text:style-name="P12"><text:span text:style-name="T1">Inca civilization $200</text:span></text:p>
          </text:list-item>
          <text:list-item>
            <text:p text:style-name="P12"><text:span text:style-name="T1">Lima highlights $50</text:span></text:p>
          </text:list-item>
          <text:list-item>
            <text:p text:style-name="P34"><text:span text:style-name="T1">Machu Picchu for as little as $2500</text:span><text:bookmark text:name="17dp8vu"/></text:p>
          </text:list-item>
        </text:list>
        <text:p text:style-name="Heading_20_3">Sunday, January 15</text:p>
        <text:p text:style-name="P1"><text:soft-page-break/><text:span text:style-name="T1">Callao (Lima), Peru</text:span></text:p>
        <text:list xml:id="list3243292034" text:style-name="WWNum12">
          <text:list-item>
            <text:p text:style-name="P8"><text:span text:style-name="T1">9 tours</text:span></text:p>
          </text:list-item>
          <text:list-item>
            <text:p text:style-name="P13"><text:span text:style-name="T1">colonial &amp; museum $109</text:span></text:p>
          </text:list-item>
          <text:list-item>
            <text:p text:style-name="P35"><text:span text:style-name="T1">Lima lifestyle then and now $80</text:span><text:bookmark text:name="3rdcrjn"/></text:p>
          </text:list-item>
        </text:list>
        <text:p text:style-name="Heading_20_3">Monday, January 16</text:p>
        <text:p text:style-name="P1"><text:span text:style-name="T1">General San Martin (Pisco), Peru</text:span></text:p>
        <text:list xml:id="list2459876461" text:style-name="WWNum10">
          <text:list-item>
            <text:p text:style-name="P36"><text:span text:style-name="T1">Nazca lines flighseeing $800</text:span></text:p>
          </text:list-item>
          <text:list-item>
            <text:p text:style-name="P14"><text:span text:style-name="T1">Paracas natural preserve $100</text:span></text:p>
          </text:list-item>
          <text:list-item>
            <text:p text:style-name="P60"><text:span text:style-name="T1">version of Galapagos $170</text:span><text:bookmark text:name="26in1rg"/></text:p>
          </text:list-item>
        </text:list>
        <text:p text:style-name="Heading_20_3">Thursday, January 19</text:p>
        <text:p text:style-name="P1"><text:span text:style-name="T1">Coquimbo (La Serena), Chile</text:span></text:p>
        <text:list xml:id="list3989783544" text:style-name="WWNum13">
          <text:list-item>
            <text:p text:style-name="P37"><text:span text:style-name="T1">Observatory &amp; valley $190</text:span></text:p>
          </text:list-item>
          <text:list-item>
            <text:p text:style-name="P61"><text:span text:style-name="T1">panoramic $180</text:span><text:bookmark text:name="lnxbz9"/></text:p>
          </text:list-item>
        </text:list>
        <text:p text:style-name="Heading_20_3">Friday, January 20</text:p>
        <text:p text:style-name="P1"><text:span text:style-name="T1">San Antonio (Santiago), Chile</text:span></text:p>
        <text:list xml:id="list1046183281" text:style-name="WWNum21">
          <text:list-item>
            <text:p text:style-name="P38"><text:span text:style-name="T1">best of Valparaiso $180</text:span></text:p>
          </text:list-item>
          <text:list-item>
            <text:p text:style-name="P15"><text:span text:style-name="T1">winery $200</text:span></text:p>
          </text:list-item>
          <text:list-item>
            <text:p text:style-name="P15"><text:span text:style-name="T1">San Antonio &amp; Villages by sea $80</text:span></text:p>
          </text:list-item>
          <text:list-item>
            <text:p text:style-name="P15"><text:span text:style-name="T1">Highlights of Santiago $150</text:span></text:p>
          </text:list-item>
          <text:list-item>
            <text:p text:style-name="P15"><text:span text:style-name="T1">Pablo Neruda museum $100</text:span></text:p>
          </text:list-item>
          <text:list-item>
            <text:p text:style-name="P62"><text:span text:style-name="T1">wines and horses $209</text:span><text:bookmark text:name="35nkun2"/></text:p>
          </text:list-item>
        </text:list>
        <text:p text:style-name="Heading_20_3"><text:soft-page-break/>Sunday, January 22</text:p>
        <text:p text:style-name="P1"><text:span text:style-name="T1">Isla Robinson Crusoe, Chile</text:span></text:p>
        <text:p text:style-name="P1"><text:span text:style-name="T1">no excursions</text:span><text:bookmark text:name="1ksv4uv"/></text:p>
        <text:p text:style-name="Heading_20_3">Tuesday, January 24</text:p>
        <text:p text:style-name="P1"><text:span text:style-name="T1">Puerto Montt, Chile</text:span></text:p>
        <text:list xml:id="list2731218363" text:style-name="WWNum19">
          <text:list-item>
            <text:p text:style-name="P39"><text:span text:style-name="T1">falls and lake cruise $194</text:span></text:p>
          </text:list-item>
          <text:list-item>
            <text:p text:style-name="P16"><text:span text:style-name="T1">German guided $85</text:span></text:p>
          </text:list-item>
          <text:list-item>
            <text:p text:style-name="P63"><text:span text:style-name="T1">Cascades &amp; City of roses $90</text:span><text:bookmark text:name="44sinio"/></text:p>
          </text:list-item>
        </text:list>
        <text:p text:style-name="Heading_20_3">Wednesday, January 25</text:p>
        <text:p text:style-name="P1"><text:span text:style-name="T1">Puerto Chacabuco, Chile</text:span></text:p>
        <text:list xml:id="list2574096092" text:style-name="WWNum20">
          <text:list-item>
            <text:p text:style-name="P40"><text:span text:style-name="T1">fly fishing $400</text:span></text:p>
          </text:list-item>
          <text:list-item>
            <text:p text:style-name="P17"><text:span text:style-name="T1">kayaking $180</text:span></text:p>
          </text:list-item>
          <text:list-item>
            <text:p text:style-name="P17"><text:span text:style-name="T1">Patagonia nature $200 (</text:span><text:span text:style-name="T2">Scott may recommend</text:span><text:span text:style-name="T1">)</text:span></text:p>
          </text:list-item>
          <text:list-item>
            <text:p text:style-name="P64"><text:span text:style-name="T1">natural beauty $160</text:span><text:bookmark text:name="2jxsxqh"/></text:p>
          </text:list-item>
        </text:list>
        <text:p text:style-name="Heading_20_3">Thursday, January 26</text:p>
        <text:p text:style-name="P1"><text:span text:style-name="T1">Cruising Chilean Fjords</text:span><text:bookmark text:name="z337ya"/></text:p>
        <text:p text:style-name="Heading_20_3">Friday, January 27</text:p>
        <text:p text:style-name="P1"><text:span text:style-name="T1">Scenic cruising Amalia or Brujo Glacier</text:span></text:p>
        <text:p text:style-name="P1"><text:span text:style-name="T1">Scenic cruising Sarmiento Channel</text:span></text:p>
        <text:p text:style-name="P1"><text:span text:style-name="T1">Strait of Magellan</text:span><text:bookmark text:name="3j2qqm3"/></text:p>
        <text:p text:style-name="Heading_20_3">Saturday, January 28</text:p>
        <text:p text:style-name="P1"><text:soft-page-break/><text:span text:style-name="T1">Punta Arenas, Chile</text:span></text:p>
        <text:p text:style-name="P1"><text:span text:style-name="T1">Note: Cockburn Channel</text:span></text:p>
        <text:p text:style-name="P1"><text:span text:style-name="T1">Beagle Channel</text:span></text:p>
        <text:list xml:id="list3481666894" text:style-name="WWNum31">
          <text:list-item>
            <text:p text:style-name="P41"><text:span text:style-name="T1">several tours $100-150</text:span></text:p>
          </text:list-item>
          <text:list-item>
            <text:p text:style-name="P18"><text:span text:style-name="T1">penguin preserve by speedboat $350</text:span></text:p>
          </text:list-item>
          <text:list-item>
            <text:p text:style-name="P18"><text:span text:style-name="T1">penguin preserve $200</text:span></text:p>
          </text:list-item>
          <text:list-item>
            <text:p text:style-name="P65"><text:span text:style-name="T1">by foot $80</text:span><text:bookmark text:name="1y810tw"/></text:p>
          </text:list-item>
        </text:list>
        <text:p text:style-name="Heading_20_3">Sunday, January 29</text:p>
        <text:p text:style-name="P1"><text:span text:style-name="T1">Scenic Cruising Glacier Alley</text:span></text:p>
        <text:p text:style-name="P1"><text:span text:style-name="T1">Note: Scenic Cruising Cape Horn</text:span><text:bookmark text:name="4i7ojhp"/></text:p>
        <text:p text:style-name="Heading_20_3">Monday, January 30</text:p>
        <text:p text:style-name="P1"><text:span text:style-name="T1">Ushuaia, Argentina</text:span></text:p>
        <text:list xml:id="list754663929" text:style-name="WWNum6">
          <text:list-item>
            <text:p text:style-name="P42"><text:span text:style-name="T1">Beagle channel wildlife $90</text:span></text:p>
          </text:list-item>
          <text:list-item>
            <text:p text:style-name="P19"><text:span text:style-name="T1">drive to Tierra del Fuego park $110</text:span></text:p>
          </text:list-item>
          <text:list-item>
            <text:p text:style-name="P19"><text:span text:style-name="T1">national park &amp; Beagle channel $185</text:span></text:p>
          </text:list-item>
          <text:list-item>
            <text:p text:style-name="P66"><text:span text:style-name="T1">train to end of world $165</text:span><text:bookmark text:name="2xcytpi"/></text:p>
          </text:list-item>
        </text:list>
        <text:p text:style-name="Heading_20_3">Wednesday, February 1</text:p>
        <text:p text:style-name="P1"><text:span text:style-name="T1">Antarctic Experience</text:span><text:bookmark text:name="1ci93xb"/></text:p>
        <text:p text:style-name="Heading_20_3">Thursday, February 2</text:p>
        <text:p text:style-name="P1"><text:span text:style-name="T1">Antarctic Experience</text:span><text:bookmark text:name="3whwml4"/></text:p>
        <text:p text:style-name="Heading_20_3">Friday, February 3</text:p>
        <text:p text:style-name="P1"><text:soft-page-break/><text:span text:style-name="T1">Antarctic Experience</text:span><text:bookmark text:name="2bn6wsx"/></text:p>
        <text:p text:style-name="Heading_20_3">Saturday, February 4</text:p>
        <text:p text:style-name="P1"><text:span text:style-name="T1">Antarctic Experience</text:span><text:bookmark text:name="qsh70q"/></text:p>
        <text:p text:style-name="Heading_20_3">Monday, February 6</text:p>
        <text:p text:style-name="P1"><text:span text:style-name="T1">Stanley/Falkland Is/Islas Malvinas</text:span></text:p>
        <text:list xml:id="list1716749025" text:style-name="WWNum2">
          <text:list-item>
            <text:p text:style-name="P43"><text:span text:style-name="T1">bluff cove rookery $200</text:span></text:p>
          </text:list-item>
          <text:list-item>
            <text:p text:style-name="P20"><text:span text:style-name="T1">74 days to victory $140</text:span></text:p>
          </text:list-item>
          <text:list-item>
            <text:p text:style-name="P20"><text:span text:style-name="T1">Battlefiels $110</text:span></text:p>
          </text:list-item>
          <text:list-item>
            <text:p text:style-name="P20"><text:span text:style-name="T1">nature trek $120</text:span></text:p>
          </text:list-item>
          <text:list-item>
            <text:p text:style-name="P20"><text:span text:style-name="T1">Joe’s penguins $170</text:span></text:p>
          </text:list-item>
          <text:list-item>
            <text:p text:style-name="P67"><text:span text:style-name="T1">Port Stanley on foot $70</text:span><text:bookmark text:name="3as4poj"/></text:p>
          </text:list-item>
        </text:list>
        <text:p text:style-name="Heading_20_3">Wednesday, February 8</text:p>
        <text:p text:style-name="P1"><text:span text:style-name="T1">Puerto Madryn, Argentina</text:span></text:p>
        <text:list xml:id="list2299004840" text:style-name="WWNum24">
          <text:list-item>
            <text:p text:style-name="P44"><text:span text:style-name="T1">dolphins &amp; sea lions $190</text:span></text:p>
          </text:list-item>
          <text:list-item>
            <text:p text:style-name="P68"><text:span text:style-name="T1">penguin adventure $200</text:span><text:bookmark text:name="1pxezwc"/></text:p>
          </text:list-item>
        </text:list>
        <text:p text:style-name="Heading_20_3">Friday, February 10</text:p>
        <text:p text:style-name="P1"><text:span text:style-name="T1">Punta del Este, Uruguay</text:span></text:p>
        <text:list xml:id="list3509974059" text:style-name="WWNum1">
          <text:list-item>
            <text:p text:style-name="P45"><text:span text:style-name="T1">Punta del Este, Ralli Museum &amp; Casapueblo $60</text:span></text:p>
          </text:list-item>
          <text:list-item>
            <text:p text:style-name="P69"><text:span text:style-name="T1">Sea Lion Island $150</text:span><text:bookmark text:name="49x2ik5"/></text:p>
          </text:list-item>
        </text:list>
        <text:p text:style-name="Heading_20_3">Saturday, February 11</text:p>
        <text:p text:style-name="P1"><text:span text:style-name="T1">Montevideo, Uruguay</text:span></text:p>
        <text:list xml:id="list2603221681" text:style-name="WWNum25">
          <text:list-item>
            <text:p text:style-name="P46"><text:soft-page-break/><text:span text:style-name="T1">Easy Montevideo $59.95 Per Adult</text:span></text:p>
          </text:list-item>
          <text:list-item>
            <text:p text:style-name="P21"><text:span text:style-name="T1">Montevideo Highlights &amp; Uruguayan Carnival $99.95 Per Adult</text:span></text:p>
          </text:list-item>
          <text:list-item>
            <text:p text:style-name="P70"><text:span text:style-name="T1">Punta del Este On Your Own $69.95 Per Adult</text:span><text:bookmark text:name="2p2csry"/></text:p>
          </text:list-item>
        </text:list>
        <text:p text:style-name="Heading_20_3">Sunday, February 12</text:p>
        <text:p text:style-name="P1"><text:span text:style-name="T1">Buenos Aires, Argentina</text:span></text:p>
        <text:list xml:id="list4041766307" text:style-name="WWNum3">
          <text:list-item>
            <text:p text:style-name="P47"><text:span text:style-name="T1">Buenos Aires Highlights &amp; Cafe Tortoni $89.95 Per Adult</text:span></text:p>
          </text:list-item>
          <text:list-item>
            <text:p text:style-name="P22"><text:span text:style-name="T1">Cultural Highlights of Buenos Aires (A Small-Group Tour… $69.95 Per Adult</text:span></text:p>
          </text:list-item>
          <text:list-item>
            <text:p text:style-name="P22"><text:span text:style-name="T1">Iguazu Falls: A Natural Wonder of the World $1,099.95 Per Adult</text:span></text:p>
          </text:list-item>
          <text:list-item>
            <text:p text:style-name="P71"><text:span text:style-name="T1">Panoramic Highlights of Buenos Aires $49.95 Per Adult</text:span><text:bookmark text:name="147n2zr"/></text:p>
          </text:list-item>
        </text:list>
        <text:p text:style-name="Heading_20_3">Monday, February 13</text:p>
        <text:p text:style-name="P1"><text:span text:style-name="T1">Buenos Aires, Argentina</text:span></text:p>
        <text:list xml:id="list3866476581" text:style-name="WWNum11">
          <text:list-item>
            <text:p text:style-name="P84"><text:span text:style-name="T1">Cultural Highlights of Buenos Aires (A Small-Group Tour… $69.95 Per Adult</text:span><text:bookmark text:name="3o7alnk"/></text:p>
          </text:list-item>
        </text:list>
        <text:p text:style-name="Heading_20_3">Tuesday, February 14</text:p>
        <text:p text:style-name="P1"><text:span text:style-name="T1">Buenos Aires, Argentina</text:span></text:p>
        <text:list xml:id="list1964075380" text:style-name="WWNum32">
          <text:list-item>
            <text:p text:style-name="P85"><text:span text:style-name="T1">Spirit of Buenos Aires’ Waterways $59.95 Per Adult</text:span><text:bookmark text:name="23ckvvd"/></text:p>
          </text:list-item>
        </text:list>
        <text:p text:style-name="Heading_20_3">Friday, February 17</text:p>
        <text:p text:style-name="P1"><text:span text:style-name="T1">Santos (Sao Paulo), Brazil</text:span></text:p>
        <text:list xml:id="list1951939917" text:style-name="WWNum26">
          <text:list-item>
            <text:p text:style-name="P48"><text:span text:style-name="T1">Panoramic Santos by Bus &amp; Tram $99.95 Per Adult</text:span></text:p>
          </text:list-item>
          <text:list-item>
            <text:p text:style-name="P72"><text:span text:style-name="T1">Pele Museum for Soccer Fans $69.95 Per Adult</text:span><text:bookmark text:name="ihv636"/></text:p>
          </text:list-item>
        </text:list>
        <text:p text:style-name="Heading_20_3">Saturday, February 18</text:p>
        <text:p text:style-name="P1"><text:span text:style-name="T1">Rio de Janeiro, Brazil</text:span></text:p>
        <text:list xml:id="list2391121658" text:style-name="WWNum27">
          <text:list-item>
            <text:p text:style-name="P49"><text:soft-page-break/><text:span text:style-name="T1">Beaches of Rio &amp; Sugar Loaf Mountain $99.95 Per Adult</text:span></text:p>
          </text:list-item>
          <text:list-item>
            <text:p text:style-name="P23"><text:span text:style-name="T1">Best of Rio de Janeiro $219.95 Per Adult</text:span></text:p>
          </text:list-item>
          <text:list-item>
            <text:p text:style-name="P23"><text:span text:style-name="T1">Christ the Redeemer &amp; Painerias Visitor Center $99.95 Per Adult</text:span></text:p>
          </text:list-item>
          <text:list-item>
            <text:p text:style-name="P23"><text:span text:style-name="T1">Corcovado &amp; Rio Highlights $109.95 Per Adult</text:span></text:p>
          </text:list-item>
          <text:list-item>
            <text:p text:style-name="P73"><text:span text:style-name="T1">Pre-Carnival Samba Parade One-Day Pass $199.95 Per Adult</text:span><text:bookmark text:name="32hioqz"/></text:p>
          </text:list-item>
        </text:list>
        <text:p text:style-name="Heading_20_3">Sunday, February 19</text:p>
        <text:p text:style-name="P1"><text:span text:style-name="T1">Rio de Janeiro, Brazil</text:span><text:bookmark text:name="1hmsyys"/></text:p>
        <text:p text:style-name="Heading_20_3">Tuesday, February 21</text:p>
        <text:p text:style-name="P1"><text:span text:style-name="T1">Note: Salvador da Bahia, Brazil</text:span></text:p>
        <text:list xml:id="list2153102015" text:style-name="WWNum15">
          <text:list-item>
            <text:p text:style-name="P50"><text:span text:style-name="T1">Salvador Highlights &amp; An Introduction to Capoeira $159.95 Per Adult</text:span></text:p>
          </text:list-item>
          <text:list-item>
            <text:p text:style-name="P74"><text:span text:style-name="T1">Salvador’s Museums $99.95 Per Adult</text:span><text:bookmark text:name="41mghml"/></text:p>
          </text:list-item>
        </text:list>
        <text:p text:style-name="Heading_20_3">Thursday, February 23</text:p>
        <text:p text:style-name="P1"><text:span text:style-name="T1">Recife, Brazil</text:span></text:p>
        <text:list xml:id="list3156597278" text:style-name="WWNum34">
          <text:list-item>
            <text:p text:style-name="P51"><text:span text:style-name="T1">Recife &amp; Historic Olinda $109.95 Per Adult</text:span></text:p>
          </text:list-item>
          <text:list-item>
            <text:p text:style-name="P24"><text:span text:style-name="T1">Olinda &amp; Recife’s Jewish Heritage $109.95 Per Adult</text:span></text:p>
          </text:list-item>
          <text:list-item>
            <text:p text:style-name="P24"><text:span text:style-name="T1">Recife Arts &amp; Culture $109.95 Per Adult</text:span></text:p>
          </text:list-item>
          <text:list-item>
            <text:p text:style-name="P75"><text:span text:style-name="T1">Venice of Brazil &amp; Catamaran Cruising $119.95 Per Adult</text:span><text:bookmark text:name="2grqrue"/></text:p>
          </text:list-item>
        </text:list>
        <text:p text:style-name="Heading_20_3">Saturday, February 25</text:p>
        <text:p text:style-name="P1"><text:span text:style-name="T1">Fortaleza, Brazil</text:span></text:p>
        <text:list xml:id="list1262041730" text:style-name="WWNum33">
          <text:list-item>
            <text:p text:style-name="P52"><text:span text:style-name="T1">Best of Fortaleza $89.95 Per Adult</text:span></text:p>
          </text:list-item>
          <text:list-item>
            <text:p text:style-name="P76"><text:span text:style-name="T1">Cumbuco Beach &amp; Dune Ride $169.95 Per Adult</text:span><text:bookmark text:name="vx1227"/></text:p>
          </text:list-item>
        </text:list>
        <text:p text:style-name="Heading_20_3"><text:soft-page-break/>Monday, February 27</text:p>
        <text:p text:style-name="P1"><text:span text:style-name="T1">Icoaraci (Belem), Brazil</text:span></text:p>
        <text:list xml:id="list3435086266" text:style-name="WWNum29">
          <text:list-item>
            <text:p text:style-name="P86"><text:span text:style-name="T1">Art &amp; Culture of Belem $109.95 Per Adult</text:span><text:bookmark text:name="3fwokq0"/></text:p>
          </text:list-item>
        </text:list>
        <text:p text:style-name="Heading_20_3">Tuesday, February 28</text:p>
        <text:p text:style-name="P1"><text:span text:style-name="T1">Crossing the Equator</text:span></text:p>
        <text:p text:style-name="P1"><text:span text:style-name="T1">Crossing the Amazon River Bar, Brazil</text:span><text:bookmark text:name="1v1yuxt"/></text:p>
        <text:p text:style-name="Heading_20_3">Wednesday, March 1</text:p>
        <text:p text:style-name="P1"><text:span text:style-name="T1">Cruising the Amazon River</text:span></text:p>
        <text:p text:style-name="P1"><text:span text:style-name="T1">Crossing the Equator</text:span><text:bookmark text:name="4f1mdlm"/></text:p>
        <text:p text:style-name="Heading_20_3">Thursday, March 2</text:p>
        <text:p text:style-name="P1"><text:span text:style-name="T1">Santarem, Brazil</text:span></text:p>
        <text:list xml:id="list1751450395" text:style-name="WWNum7">
          <text:list-item>
            <text:p text:style-name="P53"><text:span text:style-name="T1">Maica Lake &amp; Piranha Fishing $89.95 Per Adult</text:span></text:p>
          </text:list-item>
          <text:list-item>
            <text:p text:style-name="P25"><text:span text:style-name="T1">Santarem &amp; Alter do Chao $79.95 Per Adult</text:span></text:p>
          </text:list-item>
          <text:list-item>
            <text:p text:style-name="P77"><text:span text:style-name="T1">Tapajos National Forest $84.95 Per Adult</text:span><text:bookmark text:name="2u6wntf"/></text:p>
          </text:list-item>
        </text:list>
        <text:p text:style-name="Heading_20_3">Friday, March 3</text:p>
        <text:p text:style-name="P1"><text:span text:style-name="T1">Boca da Valeria, Brazil</text:span><text:bookmark text:name="19c6y18"/></text:p>
        <text:p text:style-name="Heading_20_3">Saturday, March 4</text:p>
        <text:p text:style-name="P1"><text:span text:style-name="T1">Manaus, Brazil</text:span></text:p>
        <text:list xml:id="list945340359" text:style-name="WWNum14">
          <text:list-item>
            <text:p text:style-name="P54"><text:span text:style-name="T1">A Night at the Opera House $54.95 Per Adult</text:span></text:p>
          </text:list-item>
          <text:list-item>
            <text:p text:style-name="P26"><text:span text:style-name="T1">Alligators by Night $99.95 Per Adult</text:span></text:p>
          </text:list-item>
          <text:list-item>
            <text:p text:style-name="P26"><text:span text:style-name="T1">Cruise the Amazon Waterways &amp; Rain Forest $99.95 Per Adult</text:span></text:p>
          </text:list-item>
          <text:list-item>
            <text:p text:style-name="P26"><text:soft-page-break/><text:span text:style-name="T1">Flora &amp; Fauna of Manaus $74.95 Per Adult</text:span></text:p>
          </text:list-item>
          <text:list-item>
            <text:p text:style-name="P26"><text:span text:style-name="T1">Off the Beaten Track: Amazon Jungle Trek $94.95 Per Adult</text:span></text:p>
          </text:list-item>
          <text:list-item>
            <text:p text:style-name="P78"><text:span text:style-name="T1">Rubber Reality &amp; Indigenous Village $99.95 Per Adult</text:span><text:bookmark text:name="3tbugp1"/></text:p>
          </text:list-item>
        </text:list>
        <text:p text:style-name="Heading_20_3">Sunday, March 5</text:p>
        <text:p text:style-name="P1"><text:span text:style-name="T1">Manaus, Brazil</text:span></text:p>
        <text:list xml:id="list2273241975" text:style-name="WWNum28">
          <text:list-item>
            <text:p text:style-name="P87"><text:span text:style-name="T1">see above</text:span><text:bookmark text:name="28h4qwu"/></text:p>
          </text:list-item>
        </text:list>
        <text:p text:style-name="Heading_20_3">Monday, March 6</text:p>
        <text:p text:style-name="P1"><text:span text:style-name="T1">Parintins, Brazil</text:span></text:p>
        <text:list xml:id="list2826017350" text:style-name="WWNum4">
          <text:list-item>
            <text:p text:style-name="P88"><text:span text:style-name="T1">The Boi Bumba Festival Show $99.95 Per Adult</text:span><text:bookmark text:name="nmf14n"/></text:p>
          </text:list-item>
        </text:list>
        <text:p text:style-name="Heading_20_3">Tuesday, March 7</text:p>
        <text:p text:style-name="P1"><text:span text:style-name="T1">Alter Do Chao, Brazil</text:span></text:p>
        <text:list xml:id="list2053710854" text:style-name="WWNum8">
          <text:list-item>
            <text:p text:style-name="P55"><text:span text:style-name="T1">Tapajos National Forest $74.95 Per Adult</text:span></text:p>
          </text:list-item>
          <text:list-item>
            <text:p text:style-name="P79"><text:span text:style-name="T1">Best of Santarem $79.95 Per Adult</text:span><text:bookmark text:name="37m2jsg"/></text:p>
          </text:list-item>
        </text:list>
        <text:p text:style-name="Heading_20_3">Wednesday, March 8</text:p>
        <text:p text:style-name="P1"><text:span text:style-name="T1">Cruising the Amazon River</text:span></text:p>
        <text:p text:style-name="P1"><text:span text:style-name="T1">Crossing the Equator</text:span></text:p>
        <text:p text:style-name="P1"><text:span text:style-name="T1">Crossing the Amazon River Bar, Brazil</text:span><text:bookmark text:name="1mrcu09"/></text:p>
        <text:p text:style-name="Heading_20_3">Friday, March 10</text:p>
        <text:p text:style-name="P1"><text:span text:style-name="T1">Devils Island, French Guiana</text:span><text:bookmark text:name="46r0co2"/></text:p>
        <text:p text:style-name="Heading_20_3">Sunday, March 12</text:p>
        <text:p text:style-name="P1"><text:span text:style-name="T1">Note: Bridgetown, Barbados</text:span></text:p>
        <text:list xml:id="list2648822963" text:style-name="WWNum22">
          <text:list-item>
            <text:p text:style-name="P56"><text:soft-page-break/><text:span text:style-name="T1">Atlantis Odyssey Submarine $119.95 Per Adult</text:span></text:p>
          </text:list-item>
          <text:list-item>
            <text:p text:style-name="P27"><text:span text:style-name="T1">Barbados Beach Break $39.95 Per Adult</text:span></text:p>
          </text:list-item>
          <text:list-item>
            <text:p text:style-name="P27"><text:span text:style-name="T1">Barbados In Focus: A Photographic Expedition $69.95 Per Adult</text:span></text:p>
          </text:list-item>
          <text:list-item>
            <text:p text:style-name="P27"><text:span text:style-name="T1">Barbados Coast to Coast $49.95 Per Adult</text:span></text:p>
          </text:list-item>
          <text:list-item>
            <text:p text:style-name="P27"><text:span text:style-name="T1">Green Monkey Eco Discovery $59.95 Per Adult</text:span></text:p>
          </text:list-item>
          <text:list-item>
            <text:p text:style-name="P80"><text:span text:style-name="T1">Natural Wonders of Barbados $69.95 Per Adult</text:span><text:bookmark text:name="2lwamvv"/></text:p>
          </text:list-item>
        </text:list>
        <text:p text:style-name="Heading_20_3">Monday, March 13</text:p>
        <text:p text:style-name="P1"><text:span text:style-name="T1">Roseau, Dominica</text:span></text:p>
        <text:list xml:id="list4042734111" text:style-name="WWNum9">
          <text:list-item>
            <text:p text:style-name="P57"><text:span text:style-name="T1">Accessible Dominica &amp; Rain Forest Drive $49.95 Per Adult</text:span></text:p>
          </text:list-item>
          <text:list-item>
            <text:p text:style-name="P28"><text:span text:style-name="T1">Dominica’s Favorites $59.95 Per Adult</text:span></text:p>
          </text:list-item>
          <text:list-item>
            <text:p text:style-name="P28"><text:span text:style-name="T1">Hot Springs Escape $79.95 Per Adult</text:span></text:p>
          </text:list-item>
          <text:list-item>
            <text:p text:style-name="P28"><text:span text:style-name="T1">Island Traditions &amp; Herbal Remedies $99.95 Per Adult</text:span></text:p>
          </text:list-item>
          <text:list-item>
            <text:p text:style-name="P28"><text:span text:style-name="T1">Panoramic Rain Forest Drive $39.95 Per Adult</text:span></text:p>
          </text:list-item>
          <text:list-item>
            <text:p text:style-name="P81"><text:span text:style-name="T1">Roseau Highlights by Trolley Train $39.95 Per Adult</text:span><text:bookmark text:name="111kx3o"/></text:p>
          </text:list-item>
        </text:list>
        <text:p text:style-name="Heading_20_3">Tuesday, March 14</text:p>
        <text:p text:style-name="P1"><text:span text:style-name="T1">San Juan, Puerto Rico</text:span></text:p>
        <text:list xml:id="list658265566" text:style-name="WWNum35">
          <text:list-item>
            <text:p text:style-name="P58"><text:span text:style-name="T1">El Yunque Rain Forest Drive $89.95 Per Adult</text:span></text:p>
          </text:list-item>
          <text:list-item>
            <text:p text:style-name="P29"><text:span text:style-name="T1">History &amp; Cuisine of San Juan on Foot $109.95 Per Adult</text:span></text:p>
          </text:list-item>
          <text:list-item>
            <text:p text:style-name="P29"><text:span text:style-name="T1">History Behind the Walls: A Walk through San Cristobal… $49.95 Per Adult</text:span></text:p>
          </text:list-item>
          <text:list-item>
            <text:p text:style-name="P82"><text:span text:style-name="T1">San Juan Highlights $69.95 Per Adult</text:span><text:bookmark text:name="3l18frh"/></text:p>
          </text:list-item>
        </text:list>
        <text:p text:style-name="Heading_20_3">Friday, March 17</text:p>
        <text:p text:style-name="P1"><text:soft-page-break/><text:span text:style-name="T1">Half Moon Cay, Bahamas</text:span></text:p>
        <text:list xml:id="list1012312988" text:style-name="WWNum16">
          <text:list-item>
            <text:p text:style-name="P59"><text:span text:style-name="T1">Eco Lagoon Cruise $34.95 Per Adult</text:span></text:p>
          </text:list-item>
          <text:list-item>
            <text:p text:style-name="P30"><text:span text:style-name="T1">Guided Tour by Bicycle $29.95 Per Adult</text:span></text:p>
          </text:list-item>
          <text:list-item>
            <text:p text:style-name="P83"><text:span text:style-name="T1">Historic Nature Walk $19.95 Per Adult</text:span><text:bookmark text:name="206ipza"/></text:p>
          </text:list-item>
        </text:list>
        <text:p text:style-name="Heading_20_3">Saturday, March 18</text:p>
        <text:p text:style-name="P1"><text:span text:style-name="T1">Fort Lauderdale, Florida, U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1665in" loext:contextual-spacing="false" fo:line-height="100%" fo:text-align="center" style:justify-single-word="false" fo:keep-together="always" fo:keep-with-next="always"/>
      <style:text-properties fo:color="#335b8a"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1665in" loext:contextual-spacing="false" fo:line-height="100%" fo:text-align="center" style:justify-single-word="false" fo:keep-together="always" fo:keep-with-next="always"/>
      <style:text-properties fo:color="#335b8a" style:font-name="Calibri" fo:font-family="Calibri" style:font-family-generic="roman" style:font-pitch="variable" fo:font-size="15pt" fo:font-weight="bold" style:font-name-asian="Calibri1" style:font-family-asian="Calibri" style:font-family-generic-asian="system" style:font-pitch-asian="variable" style:font-size-asian="15pt" style:font-weight-asian="bold" style:font-name-complex="Calibri1" style:font-family-complex="Calibri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font-name="Cambria" fo:font-family="Cambria" style:font-family-generic="roman" style:font-pitch="variable" fo:font-size="12pt" style:text-underline-style="none" fo:font-weight="normal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margin-left="0in" fo:margin-right="0in" fo:text-indent="0in" style:auto-text-indent="false">
        <style:tab-stops>
          <style:tab-stop style:position="6.3752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25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 text:name="_bg9m5bo70e4k"/>Cruise port–excursions – 2023<text:tab/><text:page-number text:select-page="current">12</text:page-number> of <text:page-count>12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237" meta:word-count="1190" meta:character-count="6672" meta:non-whitespace-character-count="5835"/>
    <meta:generator>LibreOfficeDev/6.0.5.2$Linux_X86_64 LibreOffice_project/</meta:generator>
  </office:meta>
</office:document-meta>
</file>